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020-01-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1-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1-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1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1-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1-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1-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1-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1-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1-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1-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1-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1-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1-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1-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1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1-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1-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Default"/>
          <table:table-cell table:formula="of:=AVERAGE([.B1:.B731])" office:value-type="float" office:value="88.4637482900137" calcext:value-type="float">
            <text:p>88.4637482900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9T14:09:10.586905592</dc:date>
    <meta:editing-duration>PT4M59S</meta:editing-duration>
    <meta:editing-cycles>1</meta:editing-cycles>
    <meta:document-statistic meta:table-count="1" meta:cell-count="1463" meta:object-count="0"/>
    <meta:generator>LibreOffice/7.0.2.2$Linux_X86_64 LibreOffice_project/3a01483fc371ab18cfca4bab0d636937da5eaf70</meta:generator>
  </office:meta>
</office:document-meta>
</file>